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able_20_Contents">
      <style:text-properties officeooo:paragraph-rsid="0094e494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fo:font-variant="small-caps" style:font-name="Ringside Regular" fo:font-weight="250" officeooo:rsid="00a9273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76463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Instructional Design Certificate from Connie Malamed Master Class</text:p>
          </table:table-cell>
        </table:table-row>
        <table:table-row table:style-name="TableLine1055531376371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igital Learning Manager Certificate from LearnAssembly</text:p>
          </table:table-cell>
        </table:table-row>
        <table:table-row table:style-name="TableLine105553137632512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76468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3844633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13844326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1384363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13844403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138443008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843481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Software Engineer</text:p>
          </table:table-cell>
        </table:table-row>
        <table:table-row table:style-name="TableLine10555313843916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8438656">
                <table:table-cell table:style-name="SoftwareEngineer.A1" office:value-type="string">
                  <text:p text:style-name="Table_20_Subheading"><text:span text:style-name="T10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EnsAD, Sciences Po Médialab</text:p>
                </table:table-cell>
              </table:table-row>
              <table:table-row table:style-name="TableLine105553138442496">
                <table:table-cell table:style-name="SoftwareEngineer.A1" office:value-type="string">
                  <text:p text:style-name="Table_20_Subheading"><text:span text:style-name="T10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Autajon</text:p>
                </table:table-cell>
              </table:table-row>
              <table:table-row table:style-name="TableLine105553138447616">
                <table:table-cell table:style-name="SoftwareEngineer.A1" office:value-type="string">
                  <text:p text:style-name="Table_20_Subheading"><text:span text:style-name="T10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OECD, Wolters Kluwer</text:p>
                </table:table-cell>
              </table:table-row>
              <table:table-row table:style-name="TableLine105553138435840">
                <table:table-cell table:style-name="SoftwareEngineer.A1" office:value-type="string">
                  <text:p text:style-name="Table_20_Subheading"><text:span text:style-name="T10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eGull</text:p>
                </table:table-cell>
              </table:table-row>
              <table:table-row table:style-name="TableLine105553138435584">
                <table:table-cell table:style-name="SoftwareEngineer.A1" office:value-type="string">
                  <text:p text:style-name="Table_20_Subheading"><text:span text:style-name="T10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Expway, Vodafone, Voxmobili</text:p>
                </table:table-cell>
              </table:table-row>
              <table:table-row table:style-name="TableLine105553138449408">
                <table:table-cell table:style-name="SoftwareEngineer.A1" office:value-type="string">
                  <text:p text:style-name="Table_20_Subheading"><text:span text:style-name="T10">v</text:span>ideo <text:span text:style-name="T10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Pastagames</text:p>
                </table:table-cell>
              </table:table-row>
              <table:table-row table:style-name="TableLine105553138438144">
                <table:table-cell table:style-name="SoftwareEngineer.A1" office:value-type="string">
                  <text:p text:style-name="Table_20_Subheading"><text:span text:style-name="T10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Contents">Family&amp;Co, Legalbox</text:p>
                </table:table-cell>
              </table:table-row>
            </table:table>
            <text:p text:style-name="P10"/>
          </table:table-cell>
        </table:table-row>
        <table:table-row table:style-name="TableLine1055531384384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Video Games <text:span text:style-name="T2">&amp;</text:span> Interactive Media Master Degree from CNAM-ENJMIN</text:p>
          </table:table-cell>
        </table:table-row>
        <table:table-row table:style-name="TableLine10555313844659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Software Engineer Master Degree from ENSIIE</text:p>
          </table:table-cell>
        </table:table-row>
        <table:table-row table:style-name="TableLine105553138440704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Contents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9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-left="0in" fo:padding-right="0in" fo:padding-top="0in" fo:padding-bottom="0.0201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Contents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Contents">
      <style:text-properties fo:font-variant="small-caps" style:font-name="Ringside Regular" fo:font-family="'Ringside Regular'" style:font-style-name="Light" style:font-pitch="variable" fo:font-size="12pt" fo:font-weight="250" officeooo:rsid="008a01f9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1:36:23.362176724</dc:date>
    <meta:editing-duration>PT4H11M51S</meta:editing-duration>
    <meta:editing-cycles>130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